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37.37273mm" fo:page-width="155.3726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none"/>
    </style:style>
  </office:automatic-styles>
  <office:body>
    <office:drawing>
      <draw:page draw:master-page-name="Default" draw:name="page1" draw:style-name="DP1">
        <draw:g draw:id="svg2">
          <draw:g draw:id="layer1">
            <draw:path svg:d="M 5573.0747 13735.918 C 5573.0747 13725.597 5799.051 13488.699 6075.244 13209.477 C 6775.427 12501.616 7071.875 12012.906 7363.104 11086.372 C 7619.217 10271.554 7670.7026 10020.658 7670.7026 9587.382 C 7670.7026 9314.987 7688.7456 9177.121 7724.3965 9177.121 C 7815.1396 9177.121 8353.895 8887.426 8419.383 8803.418 C 8453.339 8759.861 8572.301 8563.327 8683.747 8366.675 C 8873.629 8031.6133 8886.205 7986.6353 8883.716 7651.574 C 8881.5 7353.3345 8860.086 7258.438 8754.614 7079.4937 C 8588.932 6798.3926 8402.464 6599.014 8147.3555 6430.1904 C 7970.5645 6313.197 7892.6045 6292.884 7620.392 6292.884 C 7328.083 6292.884 7278.4185 6308.377 7036.3857 6475.072 C 6867.423 6591.4404 6753.378 6710.2656 6720.709 6803.98 C 6524.83 7365.8813 6962.7266 7908.8657 7517.1055 7791.4995 C 7946.3354 7700.629 8005.1274 7088.831 7599.192 6937.302 C 7370.657 6851.993 7173.265 7106.0327 7282.2427 7345.213 C 7359.7817 7515.3926 7217.1826 7501.062 7128.6646 7329.7793 C 6932.83 6950.8403 7088.141 6597.456 7479.5835 6531.3223 C 7724.8164 6489.8906 8021.6694 6622.5933 8249.434 6875.469 C 8392.276 7034.062 8432.369 7125.984 8476.289 7395.5957 C 8556.718 7889.3257 8463.541 8231.544 8178.0503 8490.96 C 7892.447 8750.4795 7683.929 8843.408 7387.216 8843.408 L 7141.975 8843.408 L 7179.89 9022.184 C 7200.744 9120.509 7216.351 9426.216 7214.5747 9701.528 C 7211.1494 10232.23 7154.706 10484.511 6937.255 10941.036 C 6806.3745 11215.809 6461.2856 11652.121 6412.37 11604.673 C 6396.704 11589.479 6447.4736 11459.646 6525.1904 11316.159 C 6823.734 10764.956 6940.1147 9867.723 6778.7485 9361.37 C 6662.8286 8997.632 6509.144 8777.441 6067.823 8342.799 C 5842.9565 8121.3354 5623.2065 7851.5195 5543.6875 7699.248 C 5364.7305 7356.5537 5368.1978 7365.4756 5414.162 7365.9004 C 5436.013 7366.103 5501.5425 7449.7285 5559.7827 7551.7354 C 5694.2114 7787.182 6098.8364 8132.2207 6407.3584 8274.493 C 6587.8125 8357.708 6734.8975 8385.155 7012.759 8387.463 C 7475.4497 8391.306 7616.787 8296.974 7204.37 8259.576 C 6857.534 8228.126 6696.6245 8147.2383 6393.448 7851.9365 C 6201.951 7665.412 6146.616 7573.868 6103.3135 7371.9644 C 6035.355 7055.082 6035.1143 6586.613 6102.7837 6340.556 C 6167.616 6104.8145 6582.1973 5535.1094 6769.3813 5424.537 C 6971.1006 5305.3794 6939.4536 5257.8315 6681.48 5292.4653 C 6288.9683 5345.1626 5911.301 5562.8613 5651.9185 5885.936 C 5457.392 6128.2295 5397.128 6173.691 5270.531 6173.644 C 5040.0103 6173.557 4482.8955 6053.9897 4188.005 5941.3115 C 3830.851 5804.843 3316.7998 5372.1123 3101.3352 5026.549 C 3005.562 4872.948 2884.297 4733.667 2831.8557 4717.034 C 2552.7964 4628.526 1821.7938 4170.1064 1481.6207 3870.2883 C 1142.9032 3571.7517 421.4657 2710.4917 425.9377 2610.0012 C 426.81018 2590.3994 471.72183 2627.994 525.741 2693.5447 C 1030.1246 3305.5996 1659.6449 3780.7542 2304.6204 4036.2244 C 2548.0442 4132.643 2760.3467 4121.3413 2760.3467 4011.9639 C 2760.3467 3941.3044 2563.579 3742.3586 2493.6936 3742.3586 C 2385.122 3742.3586 1519.3478 3137.6519 1242.306 2868.3179 C 518.94824 2165.0854 -11.109019 1080.356 0.17683028 326.37622 L 5.061262 0.0 L 66.58891 262.20352 C 297.3928 1245.8025 867.7835 2055.3328 1803.1987 2726.8962 C 2263.754 3057.5437 2984.2087 3456.3186 3121.024 3456.3186 C 3156.4624 3456.3186 3185.2188 3582.6052 3199.7244 3801.9504 C 3231.1865 4277.7104 3372.5593 4580.9736 3715.2734 4907.8677 C 4338.3394 5502.1714 4971.846 5546.1294 5675.31 5043.87 C 6013.1494 4802.661 6128.5767 4430.3647 6004.9297 3980.7253 C 5906.0728 3621.2327 5569.81 3360.9717 5204.194 3360.9717 C 4988.996 3360.9717 4854.4663 3445.1133 4718.8633 3664.5217 C 4553.744 3931.691 4599.4897 4182.7554 4852.175 4396.153 C 4999.841 4520.8604 5177.0522 4533.915 5324.099 4430.919 C 5541.698 4278.5073 5405.8677 3933.0522 5128.342 3933.0522 C 4957.145 3933.0522 4966.216 3852.9192 5141.7793 3814.3596 C 5421.879 3752.839 5743.423 4009.103 5796.4946 4336.1577 C 5863.765 4750.6895 5141.0845 5199.454 4623.007 5064.863 C 4374.1226 5000.205 4054.1646 4757.2773 3902.1226 4517.532 C 3663.6868 4141.557 3619.4468 3720.8728 3766.1638 3224.6633 C 3779.1577 3180.7178 3693.274 3133.0671 3499.2825 3076.5913 C 2872.4185 2894.0935 2491.8816 2665.82 2037.5833 2199.757 C 1762.0264 1917.0656 1533.686 1568.3195 1588.356 1513.6497 C 1602.9275 1499.0775 1659.8951 1544.4198 1714.9491 1614.4102 C 1959.9407 1925.8667 2287.8022 2189.3113 2661.3608 2374.8752 C 3053.0227 2569.432 3076.584 2574.752 3614.8281 2590.1648 C 4153.8413 2605.5999 4177.271 2601.8884 4619.6074 2430.9937 C 4947.158 2304.4453 5176.788 2248.5688 5449.307 2229.1 C 5865.632 2199.3582 5936.1377 2278.4622 5535.5864 2325.9016 C 5238.5806 2361.0776 4828.9985 2542.836 4606.4854 2738.2048 C 4397.9604 2921.2927 4163.3804 3316.361 4118.236 3560.4902 C 4059.6838 3877.1287 4147.5825 3858.9915 4313.4897 3520.2007 C 4489.845 3160.0735 4801.3403 2885.9268 5154.3423 2780.1646 C 5611.793 2643.1091 6373.3374 2951.0044 6733.613 3418.67 C 6942.5527 3689.889 7096.0405 4002.3079 7097.5747 4159.5005 C 7099.757 4382.9985 7235.997 4262.3286 7334.482 3949.6687 C 7414.7563 3694.8171 7366.6245 3292.6501 7221.5537 3006.0967 L 7112.5464 2790.7795 L 7269.494 2557.7244 C 7532.178 2167.662 8132.512 1763.1917 8765.051 1550.1045 C 9057.401 1451.6188 9737.545 1408.6282 9916.553 1477.3206 C 9956.757 1492.7482 10129.095 1442.8071 10299.523 1366.3406 C 11139.474 989.48016 11851.18 830.5033 12652.567 840.7306 C 13123.488 846.7405 13125.521 847.2591 12819.425 883.2591 C 11857.401 996.4021 10531.1045 1506.6002 10531.1045 1763.5267 C 10531.1045 1898.3533 10639.116 1885.0178 11109.555 1692.1097 C 11617.356 1483.8809 12568.789 1262.9019 12952.96 1263.9623 C 13267.112 1264.8292 14274.573 1429.5667 14556.263 1526.1298 C 14969.389 1667.7496 15659.212 2026.1178 15518.689 2026.1178 C 15498.237 2026.1178 15299.525 1961.8878 15077.109 1883.3848 C 14560.453 1701.0282 13715.146 1585.0629 13319.995 1642.3312 C 12498.528 1761.3846 11626.218 2023.0432 11140.593 2296.064 C 10938.294 2409.7969 10755.875 2502.8513 10735.217 2502.8513 C 10714.558 2502.8513 10590.86 2426.9226 10460.333 2334.1208 C 9960.859 1979.008 9497.514 1953.3335 8908.2705 2248.1196 C 8356.3 2524.2598 8075.3545 2972.5586 8085.6924 3560.6929 C 8096.7607 4190.327 8387.868 4508.105 8949.067 4503.1675 C 9448.058 4498.7773 9797.497 4167.306 9751.118 3742.3586 C 9726.091 3513.0469 9623.614 3276.4705 9521.174 3211.5107 C 9411.785 3142.1453 9082.165 3168.269 8975.381 3254.7668 C 8761.184 3428.2737 8708.54 3674.504 8856.93 3808.7952 C 8974.885 3915.5425 9186.113 3864.4402 9255.388 3712.3967 C 9325.737 3557.998 9386.943 3570.3237 9386.943 3738.8882 C 9386.943 3842.0332 9340.306 3917.073 9208.168 4026.541 C 8976.57 4218.4043 8877.168 4240.2603 8656.151 4147.9126 C 8448.7 4061.2344 8292.55 3784.6995 8292.55 3503.9917 C 8292.55 3286.5938 8452.799 2936.6543 8615.015 2799.812 C 9214.296 2294.2734 9958.915 2327.1453 10510.856 2883.5056 L 10760.848 3135.4968 L 10920.098 2983.3982 C 11247.398 2670.7952 11474.667 2575.6475 12247.344 2427.7383 C 12605.329 2359.2114 13272.464 2378.2712 13322.012 2458.4414 C 13356.099 2513.5967 13124.805 2451.947 12688.576 2538.1274 C 12309.839 2612.9504 12268.645 2630.23 11985.141 2776.0315 C 11317.02 3119.6367 11040.833 3464.4233 10816.471 4234.9805 C 10673.984 4724.3403 10496.237 5103.3813 10345.2705 5239.8047 C 10201.751 5369.4976 10183.152 5315.2847 10293.097 5087.725 C 10417.715 4829.7954 10529.516 4347.797 10530.398 4064.6653 C 10531.277 3783.3938 10385.28 3389.1865 10214.035 3210.4458 C 10050.081 3039.314 9966.715 3032.8994 10099.436 3201.6274 C 10243.781 3385.1348 10356.653 3812.33 10320.513 4038.353 C 10243.205 4521.7974 9737.215 5103.275 9271.025 5244.4067 C 9007.62 5324.148 8256.505 5340.204 8016.0195 5271.234 C 7782.8833 5204.371 7816.831 5314.1494 8111.6807 5580.5723 C 8384.257 5826.87 8614.007 5946.015 9010.749 6046.8193 L 9267.76 6112.12 L 9378.75 6417.0317 C 9513.767 6787.9497 9563.126 7444.3525 9490.726 7906.135 C 9434.042 8267.667 9232.771 8738.02 9034.363 8972.612 C 8911.85 9117.469 8904.166 9155.699 8890.66 9687.712 C 8878.559 10164.42 8854.335 10315.211 8731.135 10680.696 C 8551.385 11213.948 8337.262 11671.787 8113.7925 12000.7 C 7904.959 12308.072 7914.3804 12297.093 7884.8433 12267.556 C 7871.5186 12254.231 7935.037 12082.257 8025.9946 11885.392 C 8285.665 11323.37 8437.786 10742.468 8467.609 10198.999 C 8486.343 9857.6455 8476.453 9686.487 8433.347 9605.938 L 8372.75 9492.714 L 8283.93 9602.402 C 8235.078 9662.731 8194.772 9757.984 8194.362 9814.075 C 8191.5693 10195.404 7802.9277 11525.616 7596.299 11861.08 C 7127.1587 12622.736 6438.982 13307.588 5823.359 13625.451 C 5685.7026 13696.529 5573.0747 13746.236 5573.0747 13735.918 z" svg:height="137.37273mm" draw:style-name="style-2" svg:viewBox="0.0 0.0 15537.26 13737.272" svg:width="155.3726mm" svg:x="2.0186105E-6mm" svg:y="0.0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37.37273mm" fo:page-width="155.3726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